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Empid</text:p>
          </table:table-cell>
          <table:table-cell table:style-name="ce1" office:value-type="string">
            <text:p>first name</text:p>
          </table:table-cell>
          <table:table-cell table:style-name="ce1" office:value-type="string">
            <text:p>last name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depart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kul</text:p>
          </table:table-cell>
          <table:table-cell office:value-type="string">
            <text:p>murthy</text:p>
          </table:table-cell>
          <table:table-cell office:value-type="date" office:date-value="2011-10-12">
            <text:p>10/12/11</text:p>
          </table:table-cell>
          <table:table-cell office:value-type="string">
            <text:p>AS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rthik</text:p>
          </table:table-cell>
          <table:table-cell office:value-type="string">
            <text:p>ramu</text:p>
          </table:table-cell>
          <table:table-cell office:value-type="date" office:date-value="2010-11-22">
            <text:p>11/22/10</text:p>
          </table:table-cell>
          <table:table-cell office:value-type="string">
            <text:p>K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rishna</text:p>
          </table:table-cell>
          <table:table-cell office:value-type="string">
            <text:p>arvind</text:p>
          </table:table-cell>
          <table:table-cell office:value-type="date" office:date-value="2011-08-11">
            <text:p>08/11/11</text:p>
          </table:table-cell>
          <table:table-cell office:value-type="string">
            <text:p>AS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ma</text:p>
          </table:table-cell>
          <table:table-cell office:value-type="string">
            <text:p>ganesh</text:p>
          </table:table-cell>
          <table:table-cell office:value-type="date" office:date-value="2010-01-19">
            <text:p>01/19/10</text:p>
          </table:table-cell>
          <table:table-cell office:value-type="string">
            <text:p>AS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shok</text:p>
          </table:table-cell>
          <table:table-cell office:value-type="string">
            <text:p>praveen</text:p>
          </table:table-cell>
          <table:table-cell office:value-type="date" office:date-value="2010-03-11">
            <text:p>03/11/10</text:p>
          </table:table-cell>
          <table:table-cell office:value-type="string">
            <text:p>KSE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nizant </meta:initial-creator>
    <meta:creation-date>2012-11-02T15:15:26</meta:creation-date>
    <dc:date>2012-11-02T15:19:21</dc:date>
    <dc:creator>cognizant </dc:creator>
    <meta:editing-duration>P0D</meta:editing-duration>
    <meta:editing-cycles>1</meta:editing-cycles>
    <meta:document-statistic meta:table-count="3" meta:cell-count="30" meta:object-count="0"/>
    <meta:generator>LibreOffice/3.5$Linux_X86_64 LibreOffice_project/350m1$Build-2</meta:generator>
  </office:meta>
</office:document-meta>
</file>